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6F000001246BFE1835.png" manifest:media-type=""/>
  <manifest:file-entry manifest:full-path="Pictures/2000006C00004DB0000015BA7F779AB8.svm" manifest:media-type=""/>
  <manifest:file-entry manifest:full-path="Pictures/1000000000000032000000322E4E103C.png" manifest:media-type=""/>
  <manifest:file-entry manifest:full-path="Pictures/1000000000000032000000328262E559.png" manifest:media-type=""/>
  <manifest:file-entry manifest:full-path="Pictures/100002010000003200000032EE828435.png" manifest:media-type=""/>
  <manifest:file-entry manifest:full-path="Pictures/10000201000000580000001FED1EC38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40pt" fo:font-weight="bold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786cm" svg:x="1.4cm" svg:y="7.297cm" presentation:class="title" presentation:user-transformed="true">
          <draw:text-box>
            <text:p><text:span text:style-name="T1">Open Science</text:span></text:p>
          </draw:text-box>
        </draw:frame>
        <draw:frame presentation:style-name="pr2" draw:text-style-name="P3" draw:layer="layout" svg:width="25.199cm" svg:height="3.408cm" svg:x="1.4cm" svg:y="12.64cm" presentation:class="subtitle" presentation:user-transformed="true">
          <draw:text-box>
            <text:p text:style-name="P2">Dr. Luis Ibanez, Kitware</text:p>
          </draw:text-box>
        </draw:frame>
        <draw:frame draw:style-name="gr1" draw:text-style-name="P4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9.617cm" svg:height="2.473cm" svg:x="17.853cm" svg:y="0.142cm">
          <draw:image xlink:href="Pictures/100002010000046F000001246BFE18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7cm" svg:x="1.4cm" svg:y="0.637cm" presentation:class="title" presentation:user-transformed="true">
          <draw:text-box>
            <text:p text:style-name="P3">© 2014 Luis Ibanez</text:p>
          </draw:text-box>
        </draw:frame>
        <draw:frame presentation:style-name="pr5" draw:text-style-name="P7" xml:id="id1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xml:id="id2" text:id="id2" text:style-name="P3">This presentation is Copyrighted by Luis Ibanez</text:p>
              </text:list-item>
              <text:list-item>
                <text:p xml:id="id3" text:id="id3" text:style-name="P3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xml:id="id4" text:id="id4" text:style-name="P3">You are free to Reuse</text:p>
              </text:list-item>
              <text:list-item>
                <text:p xml:id="id5" text:id="id5" text:style-name="P3">You are free to Remix</text:p>
              </text:list-item>
              <text:list-item>
                <text:p xml:id="id6" text:id="id6" text:style-name="P3">Provided that you give credit to the author</text:p>
              </text:list-item>
            </text:list>
          </draw:text-box>
        </draw:frame>
        <draw:frame draw:style-name="gr2" draw:text-style-name="P5" xml:id="id9" draw:id="id9" draw:layer="layout" svg:width="1.762cm" svg:height="1.762cm" svg:x="24.073cm" svg:y="16.27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xml:id="id7" draw:id="id7" draw:layer="layout" svg:width="1.322cm" svg:height="1.322cm" svg:x="14.399cm" svg:y="13.0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xml:id="id8" draw:id="id8" draw:layer="layout" svg:width="1.322cm" svg:height="1.322cm" svg:x="14.353cm" svg:y="14.718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5.199cm" svg:height="5.048cm" svg:x="1.4cm" svg:y="0.567cm" presentation:class="title" presentation:user-transformed="true">
          <draw:text-box>
            <text:p text:style-name="P3">This presentation was created using <text:line-break/><text:span text:style-name="T2">Open Source Software</text:span></text:p>
          </draw:text-box>
        </draw:frame>
        <draw:frame presentation:style-name="pr7" draw:text-style-name="P9" xml:id="id10" draw:id="id10" draw:layer="layout" svg:width="25.199cm" svg:height="6.331cm" svg:x="1.401cm" svg:y="12.137cm">
          <draw:text-box>
            <text:p xml:id="id11" text:id="id11" text:style-name="P3"><text:span text:style-name="T3">Open Office copyright is jointly held by</text:span><text:span text:style-name="T3"><text:line-break/></text:span><text:span text:style-name="T3">Sun Microsystems and Contributors.</text:span></text:p>
            <text:p xml:id="id12" text:id="id12" text:style-name="P3"><text:span text:style-name="T3"><text:s/></text:span><text:span text:style-name="T3"><text:line-break/></text:span><text:span text:style-name="T3">The software is distributed under the </text:span><text:span text:style-name="T3"><text:line-break/></text:span><text:span text:style-name="T3">GNU Lesser General Public License Version 3.0.</text:span></text:p>
          </draw:text-box>
        </draw:frame>
        <draw:frame draw:style-name="gr2" draw:text-style-name="P5" draw:layer="layout" svg:width="16.78cm" svg:height="3.628cm" svg:x="5.875cm" svg:y="7.002cm">
          <draw:image xlink:href="Pictures/2000006C00004DB0000015BA7F779AB8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1" draw:layer="layout" svg:width="25.199cm" svg:height="3.786cm" svg:x="1.4cm" svg:y="8.198cm" presentation:class="title" presentation:user-transformed="true">
          <draw:text-box>
            <text:p text:style-name="P3"><text:span text:style-name="T1">Open Scie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2">
        <office:forms form:automatic-focus="false" form:apply-design-mode="false"/>
        <draw:custom-shape draw:style-name="gr4" draw:text-style-name="P5" draw:layer="layout" svg:width="6.35cm" svg:height="3.81cm" svg:x="2.5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08cm" svg:height="4.445cm" svg:x="5.615cm" svg:y="8.82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5" draw:layer="layout" svg:width="6.35cm" svg:height="3.81cm" svg:x="9.02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08cm" svg:height="4.445cm" svg:x="4.445cm" svg:y="3.81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5" draw:layer="layout" svg:width="6.35cm" svg:height="3.81cm" svg:x="15.22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1.43cm" svg:height="11.43cm" svg:x="14.86cm" svg:y="3.17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 xmlns:text="urn:oasis:names:tc:opendocument:xmlns:text:1.0">
    <meta:generator>LibreOffice/3.6$Linux_X86_64 LibreOffice_project/360m1$Build-2</meta:generator>
    <meta:initial-creator>Luis Ibanez</meta:initial-creator>
    <meta:creation-date>2007-08-26T10:36:35</meta:creation-date>
    <dc:date>2014-06-21T17:13:00</dc:date>
    <meta:printed-by>Luis Ibanez</meta:printed-by>
    <meta:print-date>2007-09-09T13:01:28</meta:print-date>
    <dc:language>en-US</dc:language>
    <meta:editing-cycles>330</meta:editing-cycles>
    <meta:editing-duration>P2DT4H30M52S</meta:editing-duration>
    <dc:creator>Luis Ibanez</dc:creator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